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16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58.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double-thin #000000" style:border-line-width-top="0.18mm 0.04mm 0.18mm"/>
    </style:style>
  </office:automatic-styles>
  <office:body>
    <office:spreadsheet>
      <table:calculation-settings table:automatic-find-labels="false"/>
      <table:table table:name="(2.2)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2"/>
          <table:table-cell table:number-columns-repeated="3" office:value-type="string" calcext:value-type="string">
            <text:p>MarkerSet:intersection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8392B20CF49E35718D0100000000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Position</text:p>
          </table:table-cell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95854" calcext:value-type="float">
            <text:p>0,895854</text:p>
          </table:table-cell>
          <table:table-cell office:value-type="float" office:value="0.005609" calcext:value-type="float">
            <text:p>0,005609</text:p>
          </table:table-cell>
          <table:table-cell office:value-type="float" office:value="0.546405" calcext:value-type="float">
            <text:p>0,5464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333" calcext:value-type="float">
            <text:p>0,008333</text:p>
          </table:table-cell>
          <table:table-cell office:value-type="float" office:value="0.895847" calcext:value-type="float">
            <text:p>0,895847</text:p>
          </table:table-cell>
          <table:table-cell office:value-type="float" office:value="0.005602" calcext:value-type="float">
            <text:p>0,005602</text:p>
          </table:table-cell>
          <table:table-cell office:value-type="float" office:value="0.546408" calcext:value-type="float">
            <text:p>0,5464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6667" calcext:value-type="float">
            <text:p>0,016667</text:p>
          </table:table-cell>
          <table:table-cell office:value-type="float" office:value="0.895845" calcext:value-type="float">
            <text:p>0,895845</text:p>
          </table:table-cell>
          <table:table-cell office:value-type="float" office:value="0.005589" calcext:value-type="float">
            <text:p>0,005589</text:p>
          </table:table-cell>
          <table:table-cell office:value-type="float" office:value="0.546381" calcext:value-type="float">
            <text:p>0,5463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5" calcext:value-type="float">
            <text:p>0,025</text:p>
          </table:table-cell>
          <table:table-cell office:value-type="float" office:value="0.895839" calcext:value-type="float">
            <text:p>0,895839</text:p>
          </table:table-cell>
          <table:table-cell office:value-type="float" office:value="0.005585" calcext:value-type="float">
            <text:p>0,005585</text:p>
          </table:table-cell>
          <table:table-cell office:value-type="float" office:value="0.546395" calcext:value-type="float">
            <text:p>0,5463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3333" calcext:value-type="float">
            <text:p>0,033333</text:p>
          </table:table-cell>
          <table:table-cell office:value-type="float" office:value="0.895843" calcext:value-type="float">
            <text:p>0,895843</text:p>
          </table:table-cell>
          <table:table-cell office:value-type="float" office:value="0.005582" calcext:value-type="float">
            <text:p>0,005582</text:p>
          </table:table-cell>
          <table:table-cell office:value-type="float" office:value="0.546408" calcext:value-type="float">
            <text:p>0,5464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1667" calcext:value-type="float">
            <text:p>0,041667</text:p>
          </table:table-cell>
          <table:table-cell office:value-type="float" office:value="0.895857" calcext:value-type="float">
            <text:p>0,895857</text:p>
          </table:table-cell>
          <table:table-cell office:value-type="float" office:value="0.005594" calcext:value-type="float">
            <text:p>0,005594</text:p>
          </table:table-cell>
          <table:table-cell office:value-type="float" office:value="0.546391" calcext:value-type="float">
            <text:p>0,5463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office:value-type="float" office:value="0.895853" calcext:value-type="float">
            <text:p>0,895853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54639" calcext:value-type="float">
            <text:p>0,546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8333" calcext:value-type="float">
            <text:p>0,058333</text:p>
          </table:table-cell>
          <table:table-cell office:value-type="float" office:value="0.895838" calcext:value-type="float">
            <text:p>0,895838</text:p>
          </table:table-cell>
          <table:table-cell office:value-type="float" office:value="0.005575" calcext:value-type="float">
            <text:p>0,005575</text:p>
          </table:table-cell>
          <table:table-cell office:value-type="float" office:value="0.546387" calcext:value-type="float">
            <text:p>0,5463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6667" calcext:value-type="float">
            <text:p>0,066667</text:p>
          </table:table-cell>
          <table:table-cell office:value-type="float" office:value="0.895837" calcext:value-type="float">
            <text:p>0,895837</text:p>
          </table:table-cell>
          <table:table-cell office:value-type="float" office:value="0.005595" calcext:value-type="float">
            <text:p>0,005595</text:p>
          </table:table-cell>
          <table:table-cell office:value-type="float" office:value="0.546401" calcext:value-type="float">
            <text:p>0,5464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5" calcext:value-type="float">
            <text:p>0,075</text:p>
          </table:table-cell>
          <table:table-cell office:value-type="float" office:value="0.895859" calcext:value-type="float">
            <text:p>0,895859</text:p>
          </table:table-cell>
          <table:table-cell office:value-type="float" office:value="0.005596" calcext:value-type="float">
            <text:p>0,005596</text:p>
          </table:table-cell>
          <table:table-cell office:value-type="float" office:value="0.546398" calcext:value-type="float">
            <text:p>0,5463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3333" calcext:value-type="float">
            <text:p>0,083333</text:p>
          </table:table-cell>
          <table:table-cell office:value-type="float" office:value="0.895852" calcext:value-type="float">
            <text:p>0,895852</text:p>
          </table:table-cell>
          <table:table-cell office:value-type="float" office:value="0.005602" calcext:value-type="float">
            <text:p>0,005602</text:p>
          </table:table-cell>
          <table:table-cell office:value-type="float" office:value="0.546383" calcext:value-type="float">
            <text:p>0,5463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91667" calcext:value-type="float">
            <text:p>0,091667</text:p>
          </table:table-cell>
          <table:table-cell office:value-type="float" office:value="0.895842" calcext:value-type="float">
            <text:p>0,895842</text:p>
          </table:table-cell>
          <table:table-cell office:value-type="float" office:value="0.005618" calcext:value-type="float">
            <text:p>0,005618</text:p>
          </table:table-cell>
          <table:table-cell office:value-type="float" office:value="0.546387" calcext:value-type="float">
            <text:p>0,5463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0.895857" calcext:value-type="float">
            <text:p>0,895857</text:p>
          </table:table-cell>
          <table:table-cell office:value-type="float" office:value="0.005595" calcext:value-type="float">
            <text:p>0,005595</text:p>
          </table:table-cell>
          <table:table-cell office:value-type="float" office:value="0.5464" calcext:value-type="float">
            <text:p>0,54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08333" calcext:value-type="float">
            <text:p>0,108333</text:p>
          </table:table-cell>
          <table:table-cell office:value-type="float" office:value="0.89585" calcext:value-type="float">
            <text:p>0,89585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546378" calcext:value-type="float">
            <text:p>0,5463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16667" calcext:value-type="float">
            <text:p>0,116667</text:p>
          </table:table-cell>
          <table:table-cell office:value-type="float" office:value="0.895841" calcext:value-type="float">
            <text:p>0,895841</text:p>
          </table:table-cell>
          <table:table-cell office:value-type="float" office:value="0.005587" calcext:value-type="float">
            <text:p>0,005587</text:p>
          </table:table-cell>
          <table:table-cell office:value-type="float" office:value="0.546391" calcext:value-type="float">
            <text:p>0,5463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25" calcext:value-type="float">
            <text:p>0,125</text:p>
          </table:table-cell>
          <table:table-cell office:value-type="float" office:value="0.895849" calcext:value-type="float">
            <text:p>0,895849</text:p>
          </table:table-cell>
          <table:table-cell office:value-type="float" office:value="0.005598" calcext:value-type="float">
            <text:p>0,005598</text:p>
          </table:table-cell>
          <table:table-cell office:value-type="float" office:value="0.546401" calcext:value-type="float">
            <text:p>0,5464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33333" calcext:value-type="float">
            <text:p>0,133333</text:p>
          </table:table-cell>
          <table:table-cell office:value-type="float" office:value="0.895863" calcext:value-type="float">
            <text:p>0,895863</text:p>
          </table:table-cell>
          <table:table-cell office:value-type="float" office:value="0.005602" calcext:value-type="float">
            <text:p>0,005602</text:p>
          </table:table-cell>
          <table:table-cell office:value-type="float" office:value="0.546392" calcext:value-type="float">
            <text:p>0,5463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41667" calcext:value-type="float">
            <text:p>0,141667</text:p>
          </table:table-cell>
          <table:table-cell office:value-type="float" office:value="0.895847" calcext:value-type="float">
            <text:p>0,895847</text:p>
          </table:table-cell>
          <table:table-cell office:value-type="float" office:value="0.005592" calcext:value-type="float">
            <text:p>0,005592</text:p>
          </table:table-cell>
          <table:table-cell office:value-type="float" office:value="0.5464" calcext:value-type="float">
            <text:p>0,54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5" calcext:value-type="float">
            <text:p>0,15</text:p>
          </table:table-cell>
          <table:table-cell office:value-type="float" office:value="0.895849" calcext:value-type="float">
            <text:p>0,895849</text:p>
          </table:table-cell>
          <table:table-cell office:value-type="float" office:value="0.005593" calcext:value-type="float">
            <text:p>0,005593</text:p>
          </table:table-cell>
          <table:table-cell office:value-type="float" office:value="0.546393" calcext:value-type="float">
            <text:p>0,5463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8333" calcext:value-type="float">
            <text:p>0,158333</text:p>
          </table:table-cell>
          <table:table-cell office:value-type="float" office:value="0.895851" calcext:value-type="float">
            <text:p>0,895851</text:p>
          </table:table-cell>
          <table:table-cell office:value-type="float" office:value="0.005604" calcext:value-type="float">
            <text:p>0,005604</text:p>
          </table:table-cell>
          <table:table-cell office:value-type="float" office:value="0.546401" calcext:value-type="float">
            <text:p>0,5464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6667" calcext:value-type="float">
            <text:p>0,166667</text:p>
          </table:table-cell>
          <table:table-cell office:value-type="float" office:value="0.895847" calcext:value-type="float">
            <text:p>0,895847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546391" calcext:value-type="float">
            <text:p>0,5463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75" calcext:value-type="float">
            <text:p>0,175</text:p>
          </table:table-cell>
          <table:table-cell office:value-type="float" office:value="0.895846" calcext:value-type="float">
            <text:p>0,895846</text:p>
          </table:table-cell>
          <table:table-cell office:value-type="float" office:value="0.005581" calcext:value-type="float">
            <text:p>0,005581</text:p>
          </table:table-cell>
          <table:table-cell office:value-type="float" office:value="0.546394" calcext:value-type="float">
            <text:p>0,5463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83333" calcext:value-type="float">
            <text:p>0,183333</text:p>
          </table:table-cell>
          <table:table-cell office:value-type="float" office:value="0.895849" calcext:value-type="float">
            <text:p>0,895849</text:p>
          </table:table-cell>
          <table:table-cell office:value-type="float" office:value="0.005598" calcext:value-type="float">
            <text:p>0,005598</text:p>
          </table:table-cell>
          <table:table-cell office:value-type="float" office:value="0.546396" calcext:value-type="float">
            <text:p>0,5463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91667" calcext:value-type="float">
            <text:p>0,191667</text:p>
          </table:table-cell>
          <table:table-cell office:value-type="float" office:value="0.895848" calcext:value-type="float">
            <text:p>0,895848</text:p>
          </table:table-cell>
          <table:table-cell office:value-type="float" office:value="0.005582" calcext:value-type="float">
            <text:p>0,005582</text:p>
          </table:table-cell>
          <table:table-cell office:value-type="float" office:value="0.546398" calcext:value-type="float">
            <text:p>0,5463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</text:p>
          </table:table-cell>
          <table:table-cell office:value-type="float" office:value="0.895846" calcext:value-type="float">
            <text:p>0,895846</text:p>
          </table:table-cell>
          <table:table-cell office:value-type="float" office:value="0.005601" calcext:value-type="float">
            <text:p>0,005601</text:p>
          </table:table-cell>
          <table:table-cell office:value-type="float" office:value="0.546381" calcext:value-type="float">
            <text:p>0,5463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08333" calcext:value-type="float">
            <text:p>0,208333</text:p>
          </table:table-cell>
          <table:table-cell office:value-type="float" office:value="0.895857" calcext:value-type="float">
            <text:p>0,895857</text:p>
          </table:table-cell>
          <table:table-cell office:value-type="float" office:value="0.005601" calcext:value-type="float">
            <text:p>0,005601</text:p>
          </table:table-cell>
          <table:table-cell office:value-type="float" office:value="0.546392" calcext:value-type="float">
            <text:p>0,5463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16667" calcext:value-type="float">
            <text:p>0,216667</text:p>
          </table:table-cell>
          <table:table-cell office:value-type="float" office:value="0.895841" calcext:value-type="float">
            <text:p>0,895841</text:p>
          </table:table-cell>
          <table:table-cell office:value-type="float" office:value="0.005587" calcext:value-type="float">
            <text:p>0,005587</text:p>
          </table:table-cell>
          <table:table-cell office:value-type="float" office:value="0.546401" calcext:value-type="float">
            <text:p>0,5464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25" calcext:value-type="float">
            <text:p>0,225</text:p>
          </table:table-cell>
          <table:table-cell office:value-type="float" office:value="0.89585" calcext:value-type="float">
            <text:p>0,89585</text:p>
          </table:table-cell>
          <table:table-cell office:value-type="float" office:value="0.005603" calcext:value-type="float">
            <text:p>0,005603</text:p>
          </table:table-cell>
          <table:table-cell office:value-type="float" office:value="0.546396" calcext:value-type="float">
            <text:p>0,5463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33333" calcext:value-type="float">
            <text:p>0,233333</text:p>
          </table:table-cell>
          <table:table-cell office:value-type="float" office:value="0.895862" calcext:value-type="float">
            <text:p>0,895862</text:p>
          </table:table-cell>
          <table:table-cell office:value-type="float" office:value="0.005601" calcext:value-type="float">
            <text:p>0,005601</text:p>
          </table:table-cell>
          <table:table-cell office:value-type="float" office:value="0.546404" calcext:value-type="float">
            <text:p>0,5464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41667" calcext:value-type="float">
            <text:p>0,241667</text:p>
          </table:table-cell>
          <table:table-cell office:value-type="float" office:value="0.895863" calcext:value-type="float">
            <text:p>0,895863</text:p>
          </table:table-cell>
          <table:table-cell office:value-type="float" office:value="0.005595" calcext:value-type="float">
            <text:p>0,005595</text:p>
          </table:table-cell>
          <table:table-cell office:value-type="float" office:value="0.546402" calcext:value-type="float">
            <text:p>0,5464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,25</text:p>
          </table:table-cell>
          <table:table-cell office:value-type="float" office:value="0.895854" calcext:value-type="float">
            <text:p>0,895854</text:p>
          </table:table-cell>
          <table:table-cell office:value-type="float" office:value="0.005604" calcext:value-type="float">
            <text:p>0,005604</text:p>
          </table:table-cell>
          <table:table-cell office:value-type="float" office:value="0.546397" calcext:value-type="float">
            <text:p>0,5463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58333" calcext:value-type="float">
            <text:p>0,258333</text:p>
          </table:table-cell>
          <table:table-cell office:value-type="float" office:value="0.895848" calcext:value-type="float">
            <text:p>0,895848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54638" calcext:value-type="float">
            <text:p>0,546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66667" calcext:value-type="float">
            <text:p>0,266667</text:p>
          </table:table-cell>
          <table:table-cell office:value-type="float" office:value="0.895851" calcext:value-type="float">
            <text:p>0,895851</text:p>
          </table:table-cell>
          <table:table-cell office:value-type="float" office:value="0.005602" calcext:value-type="float">
            <text:p>0,005602</text:p>
          </table:table-cell>
          <table:table-cell office:value-type="float" office:value="0.546407" calcext:value-type="float">
            <text:p>0,5464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75" calcext:value-type="float">
            <text:p>0,275</text:p>
          </table:table-cell>
          <table:table-cell office:value-type="float" office:value="0.895854" calcext:value-type="float">
            <text:p>0,895854</text:p>
          </table:table-cell>
          <table:table-cell office:value-type="float" office:value="0.005595" calcext:value-type="float">
            <text:p>0,005595</text:p>
          </table:table-cell>
          <table:table-cell office:value-type="float" office:value="0.546409" calcext:value-type="float">
            <text:p>0,5464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83333" calcext:value-type="float">
            <text:p>0,283333</text:p>
          </table:table-cell>
          <table:table-cell office:value-type="float" office:value="0.895854" calcext:value-type="float">
            <text:p>0,895854</text:p>
          </table:table-cell>
          <table:table-cell office:value-type="float" office:value="0.005595" calcext:value-type="float">
            <text:p>0,005595</text:p>
          </table:table-cell>
          <table:table-cell office:value-type="float" office:value="0.546391" calcext:value-type="float">
            <text:p>0,5463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91667" calcext:value-type="float">
            <text:p>0,291667</text:p>
          </table:table-cell>
          <table:table-cell office:value-type="float" office:value="0.895859" calcext:value-type="float">
            <text:p>0,895859</text:p>
          </table:table-cell>
          <table:table-cell office:value-type="float" office:value="0.005604" calcext:value-type="float">
            <text:p>0,005604</text:p>
          </table:table-cell>
          <table:table-cell office:value-type="float" office:value="0.5464" calcext:value-type="float">
            <text:p>0,54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" calcext:value-type="float">
            <text:p>0,3</text:p>
          </table:table-cell>
          <table:table-cell office:value-type="float" office:value="0.895853" calcext:value-type="float">
            <text:p>0,895853</text:p>
          </table:table-cell>
          <table:table-cell office:value-type="float" office:value="0.005598" calcext:value-type="float">
            <text:p>0,005598</text:p>
          </table:table-cell>
          <table:table-cell office:value-type="float" office:value="0.546395" calcext:value-type="float">
            <text:p>0,5463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08333" calcext:value-type="float">
            <text:p>0,308333</text:p>
          </table:table-cell>
          <table:table-cell office:value-type="float" office:value="0.895855" calcext:value-type="float">
            <text:p>0,895855</text:p>
          </table:table-cell>
          <table:table-cell office:value-type="float" office:value="0.005612" calcext:value-type="float">
            <text:p>0,005612</text:p>
          </table:table-cell>
          <table:table-cell office:value-type="float" office:value="0.546385" calcext:value-type="float">
            <text:p>0,5463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16667" calcext:value-type="float">
            <text:p>0,316667</text:p>
          </table:table-cell>
          <table:table-cell office:value-type="float" office:value="0.895862" calcext:value-type="float">
            <text:p>0,895862</text:p>
          </table:table-cell>
          <table:table-cell office:value-type="float" office:value="0.005584" calcext:value-type="float">
            <text:p>0,005584</text:p>
          </table:table-cell>
          <table:table-cell office:value-type="float" office:value="0.546392" calcext:value-type="float">
            <text:p>0,5463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25" calcext:value-type="float">
            <text:p>0,325</text:p>
          </table:table-cell>
          <table:table-cell office:value-type="float" office:value="0.895865" calcext:value-type="float">
            <text:p>0,895865</text:p>
          </table:table-cell>
          <table:table-cell office:value-type="float" office:value="0.005605" calcext:value-type="float">
            <text:p>0,005605</text:p>
          </table:table-cell>
          <table:table-cell office:value-type="float" office:value="0.546396" calcext:value-type="float">
            <text:p>0,5463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95854" calcext:value-type="float">
            <text:p>0,895854</text:p>
          </table:table-cell>
          <table:table-cell office:value-type="float" office:value="0.005593" calcext:value-type="float">
            <text:p>0,005593</text:p>
          </table:table-cell>
          <table:table-cell office:value-type="float" office:value="0.546399" calcext:value-type="float">
            <text:p>0,5463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41667" calcext:value-type="float">
            <text:p>0,341667</text:p>
          </table:table-cell>
          <table:table-cell office:value-type="float" office:value="0.895849" calcext:value-type="float">
            <text:p>0,895849</text:p>
          </table:table-cell>
          <table:table-cell office:value-type="float" office:value="0.005602" calcext:value-type="float">
            <text:p>0,005602</text:p>
          </table:table-cell>
          <table:table-cell office:value-type="float" office:value="0.546392" calcext:value-type="float">
            <text:p>0,54639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5" calcext:value-type="float">
            <text:p>0,35</text:p>
          </table:table-cell>
          <table:table-cell office:value-type="float" office:value="0.895848" calcext:value-type="float">
            <text:p>0,895848</text:p>
          </table:table-cell>
          <table:table-cell office:value-type="float" office:value="0.005608" calcext:value-type="float">
            <text:p>0,005608</text:p>
          </table:table-cell>
          <table:table-cell office:value-type="float" office:value="0.546387" calcext:value-type="float">
            <text:p>0,5463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58333" calcext:value-type="float">
            <text:p>0,358333</text:p>
          </table:table-cell>
          <table:table-cell office:value-type="float" office:value="0.89584" calcext:value-type="float">
            <text:p>0,89584</text:p>
          </table:table-cell>
          <table:table-cell office:value-type="float" office:value="0.005608" calcext:value-type="float">
            <text:p>0,005608</text:p>
          </table:table-cell>
          <table:table-cell office:value-type="float" office:value="0.546391" calcext:value-type="float">
            <text:p>0,5463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66667" calcext:value-type="float">
            <text:p>0,366667</text:p>
          </table:table-cell>
          <table:table-cell office:value-type="float" office:value="0.89585" calcext:value-type="float">
            <text:p>0,89585</text:p>
          </table:table-cell>
          <table:table-cell office:value-type="float" office:value="0.005587" calcext:value-type="float">
            <text:p>0,005587</text:p>
          </table:table-cell>
          <table:table-cell office:value-type="float" office:value="0.546391" calcext:value-type="float">
            <text:p>0,5463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75" calcext:value-type="float">
            <text:p>0,375</text:p>
          </table:table-cell>
          <table:table-cell office:value-type="float" office:value="0.895843" calcext:value-type="float">
            <text:p>0,895843</text:p>
          </table:table-cell>
          <table:table-cell office:value-type="float" office:value="0.005617" calcext:value-type="float">
            <text:p>0,005617</text:p>
          </table:table-cell>
          <table:table-cell office:value-type="float" office:value="0.546401" calcext:value-type="float">
            <text:p>0,5464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83333" calcext:value-type="float">
            <text:p>0,383333</text:p>
          </table:table-cell>
          <table:table-cell office:value-type="float" office:value="0.89585" calcext:value-type="float">
            <text:p>0,89585</text:p>
          </table:table-cell>
          <table:table-cell office:value-type="float" office:value="0.005598" calcext:value-type="float">
            <text:p>0,005598</text:p>
          </table:table-cell>
          <table:table-cell office:value-type="float" office:value="0.546401" calcext:value-type="float">
            <text:p>0,5464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91667" calcext:value-type="float">
            <text:p>0,391667</text:p>
          </table:table-cell>
          <table:table-cell office:value-type="float" office:value="0.89585" calcext:value-type="float">
            <text:p>0,89585</text:p>
          </table:table-cell>
          <table:table-cell office:value-type="float" office:value="0.005599" calcext:value-type="float">
            <text:p>0,005599</text:p>
          </table:table-cell>
          <table:table-cell office:value-type="float" office:value="0.546387" calcext:value-type="float">
            <text:p>0,54638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" calcext:value-type="float">
            <text:p>0,4</text:p>
          </table:table-cell>
          <table:table-cell office:value-type="float" office:value="0.895851" calcext:value-type="float">
            <text:p>0,895851</text:p>
          </table:table-cell>
          <table:table-cell office:value-type="float" office:value="0.005621" calcext:value-type="float">
            <text:p>0,005621</text:p>
          </table:table-cell>
          <table:table-cell office:value-type="float" office:value="0.546389" calcext:value-type="float">
            <text:p>0,5463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08333" calcext:value-type="float">
            <text:p>0,408333</text:p>
          </table:table-cell>
          <table:table-cell office:value-type="float" office:value="0.89586" calcext:value-type="float">
            <text:p>0,89586</text:p>
          </table:table-cell>
          <table:table-cell office:value-type="float" office:value="0.005617" calcext:value-type="float">
            <text:p>0,005617</text:p>
          </table:table-cell>
          <table:table-cell office:value-type="float" office:value="0.54639" calcext:value-type="float">
            <text:p>0,546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16667" calcext:value-type="float">
            <text:p>0,416667</text:p>
          </table:table-cell>
          <table:table-cell office:value-type="float" office:value="0.895868" calcext:value-type="float">
            <text:p>0,895868</text:p>
          </table:table-cell>
          <table:table-cell office:value-type="float" office:value="0.005594" calcext:value-type="float">
            <text:p>0,005594</text:p>
          </table:table-cell>
          <table:table-cell office:value-type="float" office:value="0.546386" calcext:value-type="float">
            <text:p>0,5463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25" calcext:value-type="float">
            <text:p>0,425</text:p>
          </table:table-cell>
          <table:table-cell office:value-type="float" office:value="0.895832" calcext:value-type="float">
            <text:p>0,895832</text:p>
          </table:table-cell>
          <table:table-cell office:value-type="float" office:value="0.005604" calcext:value-type="float">
            <text:p>0,005604</text:p>
          </table:table-cell>
          <table:table-cell office:value-type="float" office:value="0.546389" calcext:value-type="float">
            <text:p>0,5463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33333" calcext:value-type="float">
            <text:p>0,433333</text:p>
          </table:table-cell>
          <table:table-cell office:value-type="float" office:value="0.89585" calcext:value-type="float">
            <text:p>0,89585</text:p>
          </table:table-cell>
          <table:table-cell office:value-type="float" office:value="0.005604" calcext:value-type="float">
            <text:p>0,005604</text:p>
          </table:table-cell>
          <table:table-cell office:value-type="float" office:value="0.546395" calcext:value-type="float">
            <text:p>0,5463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41667" calcext:value-type="float">
            <text:p>0,441667</text:p>
          </table:table-cell>
          <table:table-cell office:value-type="float" office:value="0.89586" calcext:value-type="float">
            <text:p>0,89586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546387" calcext:value-type="float">
            <text:p>0,54638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5" calcext:value-type="float">
            <text:p>0,45</text:p>
          </table:table-cell>
          <table:table-cell office:value-type="float" office:value="0.895848" calcext:value-type="float">
            <text:p>0,895848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546393" calcext:value-type="float">
            <text:p>0,54639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58333" calcext:value-type="float">
            <text:p>0,458333</text:p>
          </table:table-cell>
          <table:table-cell office:value-type="float" office:value="0.895853" calcext:value-type="float">
            <text:p>0,895853</text:p>
          </table:table-cell>
          <table:table-cell office:value-type="float" office:value="0.005589" calcext:value-type="float">
            <text:p>0,005589</text:p>
          </table:table-cell>
          <table:table-cell office:value-type="float" office:value="0.546393" calcext:value-type="float">
            <text:p>0,5463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66667" calcext:value-type="float">
            <text:p>0,466667</text:p>
          </table:table-cell>
          <table:table-cell office:value-type="float" office:value="0.895868" calcext:value-type="float">
            <text:p>0,895868</text:p>
          </table:table-cell>
          <table:table-cell office:value-type="float" office:value="0.005618" calcext:value-type="float">
            <text:p>0,005618</text:p>
          </table:table-cell>
          <table:table-cell office:value-type="float" office:value="0.546374" calcext:value-type="float">
            <text:p>0,54637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75" calcext:value-type="float">
            <text:p>0,475</text:p>
          </table:table-cell>
          <table:table-cell office:value-type="float" office:value="0.895845" calcext:value-type="float">
            <text:p>0,895845</text:p>
          </table:table-cell>
          <table:table-cell office:value-type="float" office:value="0.005598" calcext:value-type="float">
            <text:p>0,005598</text:p>
          </table:table-cell>
          <table:table-cell office:value-type="float" office:value="0.546382" calcext:value-type="float">
            <text:p>0,5463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83333" calcext:value-type="float">
            <text:p>0,483333</text:p>
          </table:table-cell>
          <table:table-cell office:value-type="float" office:value="0.895846" calcext:value-type="float">
            <text:p>0,895846</text:p>
          </table:table-cell>
          <table:table-cell office:value-type="float" office:value="0.00559" calcext:value-type="float">
            <text:p>0,00559</text:p>
          </table:table-cell>
          <table:table-cell office:value-type="float" office:value="0.546393" calcext:value-type="float">
            <text:p>0,54639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91667" calcext:value-type="float">
            <text:p>0,491667</text:p>
          </table:table-cell>
          <table:table-cell office:value-type="float" office:value="0.89585" calcext:value-type="float">
            <text:p>0,89585</text:p>
          </table:table-cell>
          <table:table-cell office:value-type="float" office:value="0.005599" calcext:value-type="float">
            <text:p>0,005599</text:p>
          </table:table-cell>
          <table:table-cell office:value-type="float" office:value="0.546401" calcext:value-type="float">
            <text:p>0,5464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0.895854" calcext:value-type="float">
            <text:p>0,895854</text:p>
          </table:table-cell>
          <table:table-cell office:value-type="float" office:value="0.005604" calcext:value-type="float">
            <text:p>0,005604</text:p>
          </table:table-cell>
          <table:table-cell office:value-type="float" office:value="0.546392" calcext:value-type="float">
            <text:p>0,54639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08333" calcext:value-type="float">
            <text:p>0,508333</text:p>
          </table:table-cell>
          <table:table-cell office:value-type="float" office:value="0.895877" calcext:value-type="float">
            <text:p>0,895877</text:p>
          </table:table-cell>
          <table:table-cell office:value-type="float" office:value="0.005613" calcext:value-type="float">
            <text:p>0,005613</text:p>
          </table:table-cell>
          <table:table-cell office:value-type="float" office:value="0.54636" calcext:value-type="float">
            <text:p>0,5463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16667" calcext:value-type="float">
            <text:p>0,516667</text:p>
          </table:table-cell>
          <table:table-cell office:value-type="float" office:value="0.895852" calcext:value-type="float">
            <text:p>0,895852</text:p>
          </table:table-cell>
          <table:table-cell office:value-type="float" office:value="0.005594" calcext:value-type="float">
            <text:p>0,005594</text:p>
          </table:table-cell>
          <table:table-cell office:value-type="float" office:value="0.546379" calcext:value-type="float">
            <text:p>0,54637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25" calcext:value-type="float">
            <text:p>0,525</text:p>
          </table:table-cell>
          <table:table-cell office:value-type="float" office:value="0.89586" calcext:value-type="float">
            <text:p>0,89586</text:p>
          </table:table-cell>
          <table:table-cell office:value-type="float" office:value="0.005607" calcext:value-type="float">
            <text:p>0,005607</text:p>
          </table:table-cell>
          <table:table-cell office:value-type="float" office:value="0.546394" calcext:value-type="float">
            <text:p>0,5463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0.895838" calcext:value-type="float">
            <text:p>0,895838</text:p>
          </table:table-cell>
          <table:table-cell office:value-type="float" office:value="0.005591" calcext:value-type="float">
            <text:p>0,005591</text:p>
          </table:table-cell>
          <table:table-cell office:value-type="float" office:value="0.546385" calcext:value-type="float">
            <text:p>0,5463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41667" calcext:value-type="float">
            <text:p>0,541667</text:p>
          </table:table-cell>
          <table:table-cell office:value-type="float" office:value="0.895867" calcext:value-type="float">
            <text:p>0,895867</text:p>
          </table:table-cell>
          <table:table-cell office:value-type="float" office:value="0.005601" calcext:value-type="float">
            <text:p>0,005601</text:p>
          </table:table-cell>
          <table:table-cell office:value-type="float" office:value="0.546386" calcext:value-type="float">
            <text:p>0,5463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5" calcext:value-type="float">
            <text:p>0,55</text:p>
          </table:table-cell>
          <table:table-cell office:value-type="float" office:value="0.895862" calcext:value-type="float">
            <text:p>0,895862</text:p>
          </table:table-cell>
          <table:table-cell office:value-type="float" office:value="0.005596" calcext:value-type="float">
            <text:p>0,005596</text:p>
          </table:table-cell>
          <table:table-cell office:value-type="float" office:value="0.546385" calcext:value-type="float">
            <text:p>0,54638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58333" calcext:value-type="float">
            <text:p>0,558333</text:p>
          </table:table-cell>
          <table:table-cell office:value-type="float" office:value="0.895853" calcext:value-type="float">
            <text:p>0,895853</text:p>
          </table:table-cell>
          <table:table-cell office:value-type="float" office:value="0.005589" calcext:value-type="float">
            <text:p>0,005589</text:p>
          </table:table-cell>
          <table:table-cell office:value-type="float" office:value="0.546386" calcext:value-type="float">
            <text:p>0,54638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66667" calcext:value-type="float">
            <text:p>0,566667</text:p>
          </table:table-cell>
          <table:table-cell office:value-type="float" office:value="0.895858" calcext:value-type="float">
            <text:p>0,895858</text:p>
          </table:table-cell>
          <table:table-cell office:value-type="float" office:value="0.00561" calcext:value-type="float">
            <text:p>0,00561</text:p>
          </table:table-cell>
          <table:table-cell office:value-type="float" office:value="0.546391" calcext:value-type="float">
            <text:p>0,54639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75" calcext:value-type="float">
            <text:p>0,575</text:p>
          </table:table-cell>
          <table:table-cell office:value-type="float" office:value="0.895849" calcext:value-type="float">
            <text:p>0,895849</text:p>
          </table:table-cell>
          <table:table-cell office:value-type="float" office:value="0.005609" calcext:value-type="float">
            <text:p>0,005609</text:p>
          </table:table-cell>
          <table:table-cell office:value-type="float" office:value="0.546382" calcext:value-type="float">
            <text:p>0,5463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83333" calcext:value-type="float">
            <text:p>0,583333</text:p>
          </table:table-cell>
          <table:table-cell office:value-type="float" office:value="0.895851" calcext:value-type="float">
            <text:p>0,895851</text:p>
          </table:table-cell>
          <table:table-cell office:value-type="float" office:value="0.005595" calcext:value-type="float">
            <text:p>0,005595</text:p>
          </table:table-cell>
          <table:table-cell office:value-type="float" office:value="0.546392" calcext:value-type="float">
            <text:p>0,54639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91667" calcext:value-type="float">
            <text:p>0,591667</text:p>
          </table:table-cell>
          <table:table-cell office:value-type="float" office:value="0.895844" calcext:value-type="float">
            <text:p>0,895844</text:p>
          </table:table-cell>
          <table:table-cell office:value-type="float" office:value="0.005584" calcext:value-type="float">
            <text:p>0,005584</text:p>
          </table:table-cell>
          <table:table-cell office:value-type="float" office:value="0.546398" calcext:value-type="float">
            <text:p>0,54639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" calcext:value-type="float">
            <text:p>0,6</text:p>
          </table:table-cell>
          <table:table-cell office:value-type="float" office:value="0.895855" calcext:value-type="float">
            <text:p>0,895855</text:p>
          </table:table-cell>
          <table:table-cell office:value-type="float" office:value="0.005595" calcext:value-type="float">
            <text:p>0,005595</text:p>
          </table:table-cell>
          <table:table-cell office:value-type="float" office:value="0.546377" calcext:value-type="float">
            <text:p>0,5463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08333" calcext:value-type="float">
            <text:p>0,608333</text:p>
          </table:table-cell>
          <table:table-cell office:value-type="float" office:value="0.895844" calcext:value-type="float">
            <text:p>0,895844</text:p>
          </table:table-cell>
          <table:table-cell office:value-type="float" office:value="0.005582" calcext:value-type="float">
            <text:p>0,005582</text:p>
          </table:table-cell>
          <table:table-cell office:value-type="float" office:value="0.546397" calcext:value-type="float">
            <text:p>0,5463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16667" calcext:value-type="float">
            <text:p>0,616667</text:p>
          </table:table-cell>
          <table:table-cell office:value-type="float" office:value="0.895855" calcext:value-type="float">
            <text:p>0,895855</text:p>
          </table:table-cell>
          <table:table-cell office:value-type="float" office:value="0.005595" calcext:value-type="float">
            <text:p>0,005595</text:p>
          </table:table-cell>
          <table:table-cell office:value-type="float" office:value="0.546383" calcext:value-type="float">
            <text:p>0,5463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25" calcext:value-type="float">
            <text:p>0,625</text:p>
          </table:table-cell>
          <table:table-cell office:value-type="float" office:value="0.895865" calcext:value-type="float">
            <text:p>0,895865</text:p>
          </table:table-cell>
          <table:table-cell office:value-type="float" office:value="0.005603" calcext:value-type="float">
            <text:p>0,005603</text:p>
          </table:table-cell>
          <table:table-cell office:value-type="float" office:value="0.54639" calcext:value-type="float">
            <text:p>0,5463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33333" calcext:value-type="float">
            <text:p>0,633333</text:p>
          </table:table-cell>
          <table:table-cell office:value-type="float" office:value="0.895862" calcext:value-type="float">
            <text:p>0,895862</text:p>
          </table:table-cell>
          <table:table-cell office:value-type="float" office:value="0.005603" calcext:value-type="float">
            <text:p>0,005603</text:p>
          </table:table-cell>
          <table:table-cell office:value-type="float" office:value="0.546385" calcext:value-type="float">
            <text:p>0,5463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41667" calcext:value-type="float">
            <text:p>0,641667</text:p>
          </table:table-cell>
          <table:table-cell office:value-type="float" office:value="0.895852" calcext:value-type="float">
            <text:p>0,895852</text:p>
          </table:table-cell>
          <table:table-cell office:value-type="float" office:value="0.005589" calcext:value-type="float">
            <text:p>0,005589</text:p>
          </table:table-cell>
          <table:table-cell office:value-type="float" office:value="0.546376" calcext:value-type="float">
            <text:p>0,5463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5" calcext:value-type="float">
            <text:p>0,65</text:p>
          </table:table-cell>
          <table:table-cell office:value-type="float" office:value="0.895865" calcext:value-type="float">
            <text:p>0,895865</text:p>
          </table:table-cell>
          <table:table-cell office:value-type="float" office:value="0.005602" calcext:value-type="float">
            <text:p>0,005602</text:p>
          </table:table-cell>
          <table:table-cell office:value-type="float" office:value="0.546385" calcext:value-type="float">
            <text:p>0,5463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58333" calcext:value-type="float">
            <text:p>0,658333</text:p>
          </table:table-cell>
          <table:table-cell office:value-type="float" office:value="0.895841" calcext:value-type="float">
            <text:p>0,895841</text:p>
          </table:table-cell>
          <table:table-cell office:value-type="float" office:value="0.005597" calcext:value-type="float">
            <text:p>0,005597</text:p>
          </table:table-cell>
          <table:table-cell office:value-type="float" office:value="0.546388" calcext:value-type="float">
            <text:p>0,5463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95859" calcext:value-type="float">
            <text:p>0,895859</text:p>
          </table:table-cell>
          <table:table-cell office:value-type="float" office:value="0.005606" calcext:value-type="float">
            <text:p>0,005606</text:p>
          </table:table-cell>
          <table:table-cell office:value-type="float" office:value="0.546388" calcext:value-type="float">
            <text:p>0,54638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75" calcext:value-type="float">
            <text:p>0,675</text:p>
          </table:table-cell>
          <table:table-cell office:value-type="float" office:value="0.895847" calcext:value-type="float">
            <text:p>0,895847</text:p>
          </table:table-cell>
          <table:table-cell office:value-type="float" office:value="0.005588" calcext:value-type="float">
            <text:p>0,005588</text:p>
          </table:table-cell>
          <table:table-cell office:value-type="float" office:value="0.546406" calcext:value-type="float">
            <text:p>0,5464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83333" calcext:value-type="float">
            <text:p>0,683333</text:p>
          </table:table-cell>
          <table:table-cell office:value-type="float" office:value="0.895853" calcext:value-type="float">
            <text:p>0,895853</text:p>
          </table:table-cell>
          <table:table-cell office:value-type="float" office:value="0.005588" calcext:value-type="float">
            <text:p>0,005588</text:p>
          </table:table-cell>
          <table:table-cell office:value-type="float" office:value="0.546391" calcext:value-type="float">
            <text:p>0,5463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91667" calcext:value-type="float">
            <text:p>0,691667</text:p>
          </table:table-cell>
          <table:table-cell office:value-type="float" office:value="0.89586" calcext:value-type="float">
            <text:p>0,89586</text:p>
          </table:table-cell>
          <table:table-cell office:value-type="float" office:value="0.00559" calcext:value-type="float">
            <text:p>0,00559</text:p>
          </table:table-cell>
          <table:table-cell office:value-type="float" office:value="0.54639" calcext:value-type="float">
            <text:p>0,546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" calcext:value-type="float">
            <text:p>0,7</text:p>
          </table:table-cell>
          <table:table-cell office:value-type="float" office:value="0.895864" calcext:value-type="float">
            <text:p>0,895864</text:p>
          </table:table-cell>
          <table:table-cell office:value-type="float" office:value="0.005597" calcext:value-type="float">
            <text:p>0,005597</text:p>
          </table:table-cell>
          <table:table-cell office:value-type="float" office:value="0.546385" calcext:value-type="float">
            <text:p>0,5463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08333" calcext:value-type="float">
            <text:p>0,708333</text:p>
          </table:table-cell>
          <table:table-cell office:value-type="float" office:value="0.895838" calcext:value-type="float">
            <text:p>0,895838</text:p>
          </table:table-cell>
          <table:table-cell office:value-type="float" office:value="0.005587" calcext:value-type="float">
            <text:p>0,005587</text:p>
          </table:table-cell>
          <table:table-cell office:value-type="float" office:value="0.546385" calcext:value-type="float">
            <text:p>0,5463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16667" calcext:value-type="float">
            <text:p>0,716667</text:p>
          </table:table-cell>
          <table:table-cell office:value-type="float" office:value="0.895854" calcext:value-type="float">
            <text:p>0,895854</text:p>
          </table:table-cell>
          <table:table-cell office:value-type="float" office:value="0.005593" calcext:value-type="float">
            <text:p>0,005593</text:p>
          </table:table-cell>
          <table:table-cell office:value-type="float" office:value="0.546395" calcext:value-type="float">
            <text:p>0,5463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25" calcext:value-type="float">
            <text:p>0,725</text:p>
          </table:table-cell>
          <table:table-cell office:value-type="float" office:value="0.895847" calcext:value-type="float">
            <text:p>0,895847</text:p>
          </table:table-cell>
          <table:table-cell office:value-type="float" office:value="0.005596" calcext:value-type="float">
            <text:p>0,005596</text:p>
          </table:table-cell>
          <table:table-cell office:value-type="float" office:value="0.546396" calcext:value-type="float">
            <text:p>0,5463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33333" calcext:value-type="float">
            <text:p>0,733333</text:p>
          </table:table-cell>
          <table:table-cell office:value-type="float" office:value="0.895856" calcext:value-type="float">
            <text:p>0,895856</text:p>
          </table:table-cell>
          <table:table-cell office:value-type="float" office:value="0.005604" calcext:value-type="float">
            <text:p>0,005604</text:p>
          </table:table-cell>
          <table:table-cell office:value-type="float" office:value="0.546386" calcext:value-type="float">
            <text:p>0,54638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41667" calcext:value-type="float">
            <text:p>0,741667</text:p>
          </table:table-cell>
          <table:table-cell office:value-type="float" office:value="0.895848" calcext:value-type="float">
            <text:p>0,895848</text:p>
          </table:table-cell>
          <table:table-cell office:value-type="float" office:value="0.005599" calcext:value-type="float">
            <text:p>0,005599</text:p>
          </table:table-cell>
          <table:table-cell office:value-type="float" office:value="0.546407" calcext:value-type="float">
            <text:p>0,5464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5" calcext:value-type="float">
            <text:p>0,75</text:p>
          </table:table-cell>
          <table:table-cell office:value-type="float" office:value="0.895865" calcext:value-type="float">
            <text:p>0,895865</text:p>
          </table:table-cell>
          <table:table-cell office:value-type="float" office:value="0.00562" calcext:value-type="float">
            <text:p>0,00562</text:p>
          </table:table-cell>
          <table:table-cell office:value-type="float" office:value="0.546384" calcext:value-type="float">
            <text:p>0,5463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58333" calcext:value-type="float">
            <text:p>0,758333</text:p>
          </table:table-cell>
          <table:table-cell office:value-type="float" office:value="0.895855" calcext:value-type="float">
            <text:p>0,895855</text:p>
          </table:table-cell>
          <table:table-cell office:value-type="float" office:value="0.005595" calcext:value-type="float">
            <text:p>0,005595</text:p>
          </table:table-cell>
          <table:table-cell office:value-type="float" office:value="0.546378" calcext:value-type="float">
            <text:p>0,54637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66667" calcext:value-type="float">
            <text:p>0,766667</text:p>
          </table:table-cell>
          <table:table-cell office:value-type="float" office:value="0.895845" calcext:value-type="float">
            <text:p>0,895845</text:p>
          </table:table-cell>
          <table:table-cell office:value-type="float" office:value="0.005582" calcext:value-type="float">
            <text:p>0,005582</text:p>
          </table:table-cell>
          <table:table-cell office:value-type="float" office:value="0.546394" calcext:value-type="float">
            <text:p>0,5463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75" calcext:value-type="float">
            <text:p>0,775</text:p>
          </table:table-cell>
          <table:table-cell office:value-type="float" office:value="0.895823" calcext:value-type="float">
            <text:p>0,895823</text:p>
          </table:table-cell>
          <table:table-cell office:value-type="float" office:value="0.005596" calcext:value-type="float">
            <text:p>0,005596</text:p>
          </table:table-cell>
          <table:table-cell office:value-type="float" office:value="0.546381" calcext:value-type="float">
            <text:p>0,54638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83333" calcext:value-type="float">
            <text:p>0,783333</text:p>
          </table:table-cell>
          <table:table-cell office:value-type="float" office:value="0.895848" calcext:value-type="float">
            <text:p>0,895848</text:p>
          </table:table-cell>
          <table:table-cell office:value-type="float" office:value="0.005571" calcext:value-type="float">
            <text:p>0,005571</text:p>
          </table:table-cell>
          <table:table-cell office:value-type="float" office:value="0.546397" calcext:value-type="float">
            <text:p>0,54639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91667" calcext:value-type="float">
            <text:p>0,791667</text:p>
          </table:table-cell>
          <table:table-cell office:value-type="float" office:value="0.89584" calcext:value-type="float">
            <text:p>0,89584</text:p>
          </table:table-cell>
          <table:table-cell office:value-type="float" office:value="0.005589" calcext:value-type="float">
            <text:p>0,005589</text:p>
          </table:table-cell>
          <table:table-cell office:value-type="float" office:value="0.546399" calcext:value-type="float">
            <text:p>0,54639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8" calcext:value-type="float">
            <text:p>0,8</text:p>
          </table:table-cell>
          <table:table-cell office:value-type="float" office:value="0.895855" calcext:value-type="float">
            <text:p>0,895855</text:p>
          </table:table-cell>
          <table:table-cell office:value-type="float" office:value="0.005602" calcext:value-type="float">
            <text:p>0,005602</text:p>
          </table:table-cell>
          <table:table-cell office:value-type="float" office:value="0.546407" calcext:value-type="float">
            <text:p>0,54640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808333" calcext:value-type="float">
            <text:p>0,808333</text:p>
          </table:table-cell>
          <table:table-cell office:value-type="float" office:value="0.89584" calcext:value-type="float">
            <text:p>0,89584</text:p>
          </table:table-cell>
          <table:table-cell office:value-type="float" office:value="0.005592" calcext:value-type="float">
            <text:p>0,005592</text:p>
          </table:table-cell>
          <table:table-cell office:value-type="float" office:value="0.546385" calcext:value-type="float">
            <text:p>0,54638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816667" calcext:value-type="float">
            <text:p>0,816667</text:p>
          </table:table-cell>
          <table:table-cell office:value-type="float" office:value="0.895862" calcext:value-type="float">
            <text:p>0,895862</text:p>
          </table:table-cell>
          <table:table-cell office:value-type="float" office:value="0.005595" calcext:value-type="float">
            <text:p>0,005595</text:p>
          </table:table-cell>
          <table:table-cell office:value-type="float" office:value="0.546398" calcext:value-type="float">
            <text:p>0,5463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25" calcext:value-type="float">
            <text:p>0,825</text:p>
          </table:table-cell>
          <table:table-cell office:value-type="float" office:value="0.895851" calcext:value-type="float">
            <text:p>0,895851</text:p>
          </table:table-cell>
          <table:table-cell office:value-type="float" office:value="0.005577" calcext:value-type="float">
            <text:p>0,005577</text:p>
          </table:table-cell>
          <table:table-cell office:value-type="float" office:value="0.546405" calcext:value-type="float">
            <text:p>0,5464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33333" calcext:value-type="float">
            <text:p>0,833333</text:p>
          </table:table-cell>
          <table:table-cell office:value-type="float" office:value="0.895848" calcext:value-type="float">
            <text:p>0,895848</text:p>
          </table:table-cell>
          <table:table-cell office:value-type="float" office:value="0.005597" calcext:value-type="float">
            <text:p>0,005597</text:p>
          </table:table-cell>
          <table:table-cell office:value-type="float" office:value="0.546405" calcext:value-type="float">
            <text:p>0,5464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841667" calcext:value-type="float">
            <text:p>0,841667</text:p>
          </table:table-cell>
          <table:table-cell office:value-type="float" office:value="0.895836" calcext:value-type="float">
            <text:p>0,895836</text:p>
          </table:table-cell>
          <table:table-cell office:value-type="float" office:value="0.005595" calcext:value-type="float">
            <text:p>0,005595</text:p>
          </table:table-cell>
          <table:table-cell office:value-type="float" office:value="0.546407" calcext:value-type="float">
            <text:p>0,54640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85" calcext:value-type="float">
            <text:p>0,85</text:p>
          </table:table-cell>
          <table:table-cell office:value-type="float" office:value="0.895846" calcext:value-type="float">
            <text:p>0,895846</text:p>
          </table:table-cell>
          <table:table-cell office:value-type="float" office:value="0.005587" calcext:value-type="float">
            <text:p>0,005587</text:p>
          </table:table-cell>
          <table:table-cell office:value-type="float" office:value="0.546376" calcext:value-type="float">
            <text:p>0,54637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858333" calcext:value-type="float">
            <text:p>0,858333</text:p>
          </table:table-cell>
          <table:table-cell office:value-type="float" office:value="0.895853" calcext:value-type="float">
            <text:p>0,895853</text:p>
          </table:table-cell>
          <table:table-cell office:value-type="float" office:value="0.00561" calcext:value-type="float">
            <text:p>0,00561</text:p>
          </table:table-cell>
          <table:table-cell office:value-type="float" office:value="0.546392" calcext:value-type="float">
            <text:p>0,54639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866667" calcext:value-type="float">
            <text:p>0,866667</text:p>
          </table:table-cell>
          <table:table-cell office:value-type="float" office:value="0.895848" calcext:value-type="float">
            <text:p>0,895848</text:p>
          </table:table-cell>
          <table:table-cell office:value-type="float" office:value="0.005596" calcext:value-type="float">
            <text:p>0,005596</text:p>
          </table:table-cell>
          <table:table-cell office:value-type="float" office:value="0.546399" calcext:value-type="float">
            <text:p>0,54639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875" calcext:value-type="float">
            <text:p>0,875</text:p>
          </table:table-cell>
          <table:table-cell office:value-type="float" office:value="0.895845" calcext:value-type="float">
            <text:p>0,895845</text:p>
          </table:table-cell>
          <table:table-cell office:value-type="float" office:value="0.005605" calcext:value-type="float">
            <text:p>0,005605</text:p>
          </table:table-cell>
          <table:table-cell office:value-type="float" office:value="0.546405" calcext:value-type="float">
            <text:p>0,5464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883333" calcext:value-type="float">
            <text:p>0,883333</text:p>
          </table:table-cell>
          <table:table-cell office:value-type="float" office:value="0.895847" calcext:value-type="float">
            <text:p>0,895847</text:p>
          </table:table-cell>
          <table:table-cell office:value-type="float" office:value="0.005585" calcext:value-type="float">
            <text:p>0,005585</text:p>
          </table:table-cell>
          <table:table-cell office:value-type="float" office:value="0.54639" calcext:value-type="float">
            <text:p>0,5463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891667" calcext:value-type="float">
            <text:p>0,891667</text:p>
          </table:table-cell>
          <table:table-cell office:value-type="float" office:value="0.895853" calcext:value-type="float">
            <text:p>0,895853</text:p>
          </table:table-cell>
          <table:table-cell office:value-type="float" office:value="0.005605" calcext:value-type="float">
            <text:p>0,005605</text:p>
          </table:table-cell>
          <table:table-cell office:value-type="float" office:value="0.546386" calcext:value-type="float">
            <text:p>0,54638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" calcext:value-type="float">
            <text:p>0,9</text:p>
          </table:table-cell>
          <table:table-cell office:value-type="float" office:value="0.895844" calcext:value-type="float">
            <text:p>0,895844</text:p>
          </table:table-cell>
          <table:table-cell office:value-type="float" office:value="0.005599" calcext:value-type="float">
            <text:p>0,005599</text:p>
          </table:table-cell>
          <table:table-cell office:value-type="float" office:value="0.546406" calcext:value-type="float">
            <text:p>0,54640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08333" calcext:value-type="float">
            <text:p>0,908333</text:p>
          </table:table-cell>
          <table:table-cell office:value-type="float" office:value="0.895852" calcext:value-type="float">
            <text:p>0,895852</text:p>
          </table:table-cell>
          <table:table-cell office:value-type="float" office:value="0.005602" calcext:value-type="float">
            <text:p>0,005602</text:p>
          </table:table-cell>
          <table:table-cell office:value-type="float" office:value="0.546381" calcext:value-type="float">
            <text:p>0,5463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16667" calcext:value-type="float">
            <text:p>0,916667</text:p>
          </table:table-cell>
          <table:table-cell office:value-type="float" office:value="0.895864" calcext:value-type="float">
            <text:p>0,895864</text:p>
          </table:table-cell>
          <table:table-cell office:value-type="float" office:value="0.005584" calcext:value-type="float">
            <text:p>0,005584</text:p>
          </table:table-cell>
          <table:table-cell office:value-type="float" office:value="0.546391" calcext:value-type="float">
            <text:p>0,54639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25" calcext:value-type="float">
            <text:p>0,925</text:p>
          </table:table-cell>
          <table:table-cell office:value-type="float" office:value="0.895849" calcext:value-type="float">
            <text:p>0,895849</text:p>
          </table:table-cell>
          <table:table-cell office:value-type="float" office:value="0.005595" calcext:value-type="float">
            <text:p>0,005595</text:p>
          </table:table-cell>
          <table:table-cell office:value-type="float" office:value="0.546388" calcext:value-type="float">
            <text:p>0,54638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895833" calcext:value-type="float">
            <text:p>0,895833</text:p>
          </table:table-cell>
          <table:table-cell office:value-type="float" office:value="0.005591" calcext:value-type="float">
            <text:p>0,005591</text:p>
          </table:table-cell>
          <table:table-cell office:value-type="float" office:value="0.546379" calcext:value-type="float">
            <text:p>0,54637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41667" calcext:value-type="float">
            <text:p>0,941667</text:p>
          </table:table-cell>
          <table:table-cell office:value-type="float" office:value="0.895838" calcext:value-type="float">
            <text:p>0,895838</text:p>
          </table:table-cell>
          <table:table-cell office:value-type="float" office:value="0.005602" calcext:value-type="float">
            <text:p>0,005602</text:p>
          </table:table-cell>
          <table:table-cell office:value-type="float" office:value="0.546362" calcext:value-type="float">
            <text:p>0,54636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5" calcext:value-type="float">
            <text:p>0,95</text:p>
          </table:table-cell>
          <table:table-cell office:value-type="float" office:value="0.895853" calcext:value-type="float">
            <text:p>0,895853</text:p>
          </table:table-cell>
          <table:table-cell office:value-type="float" office:value="0.005609" calcext:value-type="float">
            <text:p>0,005609</text:p>
          </table:table-cell>
          <table:table-cell office:value-type="float" office:value="0.54639" calcext:value-type="float">
            <text:p>0,5463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58333" calcext:value-type="float">
            <text:p>0,958333</text:p>
          </table:table-cell>
          <table:table-cell office:value-type="float" office:value="0.895848" calcext:value-type="float">
            <text:p>0,895848</text:p>
          </table:table-cell>
          <table:table-cell office:value-type="float" office:value="0.005611" calcext:value-type="float">
            <text:p>0,005611</text:p>
          </table:table-cell>
          <table:table-cell office:value-type="float" office:value="0.546392" calcext:value-type="float">
            <text:p>0,54639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66667" calcext:value-type="float">
            <text:p>0,966667</text:p>
          </table:table-cell>
          <table:table-cell office:value-type="float" office:value="0.895845" calcext:value-type="float">
            <text:p>0,895845</text:p>
          </table:table-cell>
          <table:table-cell office:value-type="float" office:value="0.005586" calcext:value-type="float">
            <text:p>0,005586</text:p>
          </table:table-cell>
          <table:table-cell office:value-type="float" office:value="0.546385" calcext:value-type="float">
            <text:p>0,54638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75" calcext:value-type="float">
            <text:p>0,975</text:p>
          </table:table-cell>
          <table:table-cell office:value-type="float" office:value="0.895845" calcext:value-type="float">
            <text:p>0,895845</text:p>
          </table:table-cell>
          <table:table-cell office:value-type="float" office:value="0.005583" calcext:value-type="float">
            <text:p>0,005583</text:p>
          </table:table-cell>
          <table:table-cell office:value-type="float" office:value="0.54638" calcext:value-type="float">
            <text:p>0,54638</text:p>
          </table:table-cell>
        </table:table-row>
        <table:table-row table:style-name="ro1">
          <table:table-cell table:number-columns-repeated="2"/>
          <table:table-cell table:style-name="ce1" table:formula="of:=AVERAGE([.C5:.C117])" office:value-type="float" office:value="0.895851185840708" calcext:value-type="float">
            <text:p>0,8958511858</text:p>
          </table:table-cell>
          <table:table-cell table:style-name="ce1" table:formula="of:=AVERAGE([.D5:.D117])" office:value-type="float" office:value="0.00559724778761062" calcext:value-type="float">
            <text:p>0,0055972478</text:p>
          </table:table-cell>
          <table:table-cell table:style-name="ce1" table:formula="of:=AVERAGE([.E5:.E117])" office:value-type="float" office:value="0.546391955752212" calcext:value-type="float">
            <text:p>0,54639195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8T10:51:18.979884215</dc:date>
    <dc:creator>Dorian Goepp</dc:creator>
    <meta:editing-duration>PT39S</meta:editing-duration>
    <meta:editing-cycles>1</meta:editing-cycles>
    <meta:document-statistic meta:table-count="1" meta:cell-count="607" meta:object-count="0"/>
    <meta:generator>LibreOffice/5.1.4.2$Linux_X86_64 LibreOffice_project/10m0$Build-2</meta:generator>
  </office:meta>
</office:document-meta>
</file>